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7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prepared file view when bigger amounts of files are to display, bugfixes</text:p>
          </table:table-cell>
          <table:covered-table-cell table:number-columns-repeated="3" table:style-name="ce7"/>
          <table:covered-table-cell table:number-columns-repeated="4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99.5" calcext:value-type="float">
            <text:p>99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80.5" calcext:value-type="float">
            <text:p>80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7:18:31.8822925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10T17:20:28.598104035</dc:date>
    <meta:editing-duration>PT6H7M20S</meta:editing-duration>
    <meta:editing-cycles>53</meta:editing-cycles>
    <meta:generator>LibreOffice/6.0.7.3$Linux_X86_64 LibreOffice_project/00m0$Build-3</meta:generator>
    <meta:document-statistic meta:table-count="1" meta:cell-count="84" meta:object-count="0"/>
  </office:meta>
</office:document-meta>
</file>